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4db5"/>
    </style:style>
    <style:style style:name="P2" style:family="paragraph" style:parent-style-name="Text_20_body">
      <style:text-properties officeooo:rsid="00154db5" officeooo:paragraph-rsid="00154db5"/>
    </style:style>
    <style:style style:name="T1" style:family="text">
      <style:text-properties officeooo:rsid="00154d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a. Roughly how much data in stored in this directory? </text:p>
      <text:p text:style-name="P2">The data stored is in Gigabytes. (83.1 GB) The total space available is in Terabytes.</text:p>
      <text:p text:style-name="P1">We do not need an exact count (yet). Just give a sense: several kilobytes? megabytes? gigabytes? petabytes?</text:p>
      <text:p text:style-name="Text_20_body">3b. Find the map files for the taxi data (these are jpg files). How many files are there, in that maps directory? <text:span text:style-name="T1">5 files are in the map directory.</text:span></text:p>
      <text:p text:style-name="Text_20_body">3c. Roughly how much data is stored (altogether) in the directory about <text:span text:style-name="Strong_20_Emphasis">yellow</text:span> taxi cabs?</text:p>
      <text:p text:style-name="P2">The 120 items stored is 241.9 GB and the free space is 10.8 TB. </text:p>
      <text:p text:style-name="P1">3d. For which years do we have election data? <text:line-break/><text:span text:style-name="T1">The election data includes the even numbered years from 1980-2020. </text:span></text:p>
      <text:p text:style-name="Text_20_body">3e. For which cities in California do we have AirBnB data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1:10:07.476023851</meta:creation-date>
    <dc:date>2019-08-22T11:20:48.811568322</dc:date>
    <meta:editing-duration>PT10M41S</meta:editing-duration>
    <meta:editing-cycles>1</meta:editing-cycles>
    <meta:document-statistic meta:table-count="0" meta:image-count="0" meta:object-count="0" meta:page-count="1" meta:paragraph-count="8" meta:word-count="130" meta:character-count="719" meta:non-whitespace-character-count="593"/>
    <meta:generator>LibreOffice/5.3.6.1$Linux_X86_64 LibreOffice_project/30$Build-1</meta:generator>
  </office:meta>
</office:document-meta>
</file>